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ro34" style:family="table-row">
      <style:table-row-properties style:row-height="2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19">
            <text:p>0730 <text:s/>11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19">
            <text:p>0730 <text:s/>11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19">
            <text:p>0730 <text:s/>1100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">
            <text:p>0730 <text:s/>1100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1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1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1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2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2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2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2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3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24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5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5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5">
            <text:p>0730 <text:s/>11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6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6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6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7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7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7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7">
            <text:p>0730 <text:s/>110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7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8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9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9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39">
            <text:p>0730 <text:s/>110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1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2">
            <text:p>0730 <text:s/>1100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2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2">
            <text:p>0730 <text:s/>1100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3">
            <text:p>0730 <text:s/>110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4">
            <text:p>0730 <text:s/>1100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4">
            <text:p>0730 <text:s/>1100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8">
            <text:p>0730 <text:s/>110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8">
            <text:p>0730 <text:s/>110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/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8">
            <text:p>0730 <text:s/>1100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/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/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3">
            <text:p>9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4">
            <text:p>9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5">
            <text:p>9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6">
            <text:p>9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8">
            <text:p>9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9">
            <text:p>9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7">
            <text:p>87</text:p>
          </table:table-cell>
          <table:table-cell table:style-name="ce7" table:formula="of:=NOW()" office:value-type="date" office:date-value="2021-07-30T11:00:27.49">
            <text:p>0730 <text:s/>1100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30T11:00:27.49">
            <text:p>2021/7/30 11:00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30T11:00:27.49">
            <text:p>0730 <text:s/>1100</text:p>
          </table:table-cell>
          <table:table-cell table:style-name="ce7" table:formula="of:=NOW()" office:value-type="date" office:date-value="2021-07-30T11:00:27.49">
            <text:p>0730 <text:s/>1100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30T11:00:27.49">
            <text:p>0730 <text:s/>110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6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6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7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8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59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">
            <text:p>0730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1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2">
            <text:p>0730 <text:s/>1100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3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4">
            <text:p>0730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5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6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6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7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8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8">
            <text:p>0730 <text:s/>1100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8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69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1">
            <text:p>0730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1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1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2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2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3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4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5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5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5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5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5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6">
            <text:p>0730 <text:s/>1100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6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6">
            <text:p>0730 <text:s/>1100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7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79">
            <text:p>0730 <text:s/>1100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1">
            <text:p>0730 <text:s/>1100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1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1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2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2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3">
            <text:p>0730 <text:s/>1100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[抱きしめた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4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5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5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5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[pointed, zginający[curving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77">
            <text:p>177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736H49M25.13S">
            <text:p>16:49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عشرين من تموز.</text:p>
          </table:table-cell>
          <table:table-cell table:style-name="ce21"/>
          <table:table-cell table:style-name="ce21" office:value-type="string">
            <text:p>it was tuesday, the twenty-sev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 table:formula="of:=[.B178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هفت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79">
            <text:p>179</text:p>
          </table:table-cell>
          <table:table-cell table:style-name="ce3" table:formula="of:=[.B179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نا أشتري لا شيئ</text:p>
          </table:table-cell>
          <table:table-cell table:style-name="ce21" office:value-type="string">
            <text:p>amiysi[yesterday / shayi'a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80">
            <text:p>180</text:p>
          </table:table-cell>
          <table:table-cell table:style-name="ce3" table:formula="of:=[.B180]+1" office:value-type="float" office:value="4">
            <text:p>4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يروز، باران باريد. / </text:p>
          </table:table-cell>
          <table:table-cell table:style-name="ce21"/>
          <table:table-cell table:style-name="ce21" office:value-type="string">
            <text:p>yesterday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1">
            <text:p>181</text:p>
          </table:table-cell>
          <table:table-cell table:style-name="ce3" table:formula="of:=[.B181]+1" office:value-type="float" office:value="5">
            <text:p>5</text:p>
          </table:table-cell>
          <table:table-cell table:style-name="ce6"/>
          <table:table-cell table:style-name="ce9" office:value-type="string">
            <text:p>f-3</text:p>
          </table:table-cell>
          <table:table-cell table:style-name="ce20" office:value-type="string">
            <text:p>ظهر / ظهر / صبح / صبح</text:p>
          </table:table-cell>
          <table:table-cell table:style-name="ce21" office:value-type="string">
            <text:p>zoo'hur[noon / soob'h^[morning</text:p>
          </table:table-cell>
          <table:table-cell table:style-name="ce21" office:value-type="string">
            <text:p>noon / at noon / morning / at morn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82">
            <text:p>182</text:p>
          </table:table-cell>
          <table:table-cell table:style-name="ce3" table:formula="of:=[.B182]+1" office:value-type="float" office:value="6">
            <text:p>6</text:p>
          </table:table-cell>
          <table:table-cell table:style-name="ce6"/>
          <table:table-cell table:style-name="ce9" office:value-type="string">
            <text:p>f-4</text:p>
          </table:table-cell>
          <table:table-cell table:style-name="ce20" office:value-type="string">
            <text:p>خورشید <text:s/>/ می آيد <text:s/>/ بيرون می آيد.</text:p>
          </table:table-cell>
          <table:table-cell table:style-name="ce21" office:value-type="string">
            <text:p>xuwr'shiy_d / miy / yiid[comes / biyruun[out</text:p>
          </table:table-cell>
          <table:table-cell table:style-name="ce21" office:value-type="string">
            <text:p>the sun / it comes / it comes ou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6">
            <text:p>0730 <text:s/>1100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83">
            <text:p>1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9T08:29:05.56">
            <text:p>0729</text:p>
          </table:table-cell>
          <table:table-cell table:style-name="ce9" office:value-type="string">
            <text:p>v-1-84</text:p>
          </table:table-cell>
          <table:table-cell table:style-name="ce20" office:value-type="string">
            <text:p>tôi chỉ[just bây giờ đã đổ[pour nước này vào xô này. / nó vẫn[still dẹp. / nó đã bẩn rồi[already. nó vẫn chưa bẩn. / tôi rửa. tôi sẽ rửa nó sau. / sẽ rửa nó ngay bây giờ. / ai sẽ rửa nó?</text:p>
          </table:table-cell>
          <table:table-cell table:style-name="ce21" office:value-type="string" table:number-columns-spanned="2" table:number-rows-spanned="1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7">
            <text:p>0730 <text:s/>1100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84">
            <text:p>184</text:p>
          </table:table-cell>
          <table:table-cell table:style-name="ce3" table:formula="of:=[.B184]+1" office:value-type="float" office:value="2">
            <text:p>2</text:p>
          </table:table-cell>
          <table:table-cell table:style-name="ce6"/>
          <table:table-cell table:style-name="ce9" office:value-type="string">
            <text:p>v-1-85</text:p>
          </table:table-cell>
          <table:table-cell table:style-name="ce20" office:value-type="string">
            <text:p>tôi khát nước. họng. <text:s/>khô. / tôi muốn uống nước. / nước lạnh. nước là nóng. / nó nóng. nó nóng, phải không? <text:s/>/ nó trở[become~1 nên nóng. / trời bắt[capture đầu[head nóng lên[up.</text:p>
          </table:table-cell>
          <table:table-cell table:style-name="ce21" office:value-type="string" table:number-columns-spanned="2" table:number-rows-spanned="1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5">
            <text:p>185</text:p>
          </table:table-cell>
          <table:table-cell table:style-name="ce3" table:formula="of:=[.B18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미케는 스스로 내려왔다. &lt;2&gt; 크로는 내려 오려고 하지않다. &lt;3&gt; 그래서 나는 그녀를 잡고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7">
            <text:p>0730 <text:s/>1100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6">
            <text:p>186</text:p>
          </table:table-cell>
          <table:table-cell table:style-name="ce3" table:formula="of:=[.B186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화분 : 잡초를 몇개 제쳤다. / &lt;2&gt; 양치[歯磨き 전 이었는지, 화분에게 물을 주었다. &lt;3&gt; 양동이에 부엌[台所에서 물을 길어졌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7">
            <text:p>187</text:p>
          </table:table-cell>
          <table:table-cell table:style-name="ce3" table:formula="of:=[.B187]+1" office:value-type="float" office:value="5">
            <text:p>5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&lt;4&gt; 양동이는 두 개 사용하고있다. 모두 집 근처의 백원점에서 샀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8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8">
            <text:p>188</text:p>
          </table:table-cell>
          <table:table-cell table:style-name="ce3" table:formula="of:=[.B188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środa, dwudziesty ósmy lipca, siódmego miesiąca, piąty tydzień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8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9">
            <text:p>189</text:p>
          </table:table-cell>
          <table:table-cell table:style-name="ce3" table:formula="of:=[.B189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`kan`. kształt ust. wczoraj, znowu używałem kształtu, którego wcześniej używałem. &lt;2&gt; warka dolna. trochę wewnątrz tej, podnoszę[lift tę część lekko. &lt;3&gt; a jednocześnie, warga górna, robię tą zakrzywione[curved w dół. &lt;4&gt; kształt wargi dolnej, to przygotowuje[prepare ogólny[overall stan dla dźwięki `kan`-u. &lt;5&gt; jak dla kształtu wargi górnej, to pełni rolę kalibracj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8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0">
            <text:p>190</text:p>
          </table:table-cell>
          <table:table-cell table:style-name="ce3"/>
          <table:table-cell table:style-name="ce6" office:value-type="date" office:date-value="2021-07-30T09:22:49.24">
            <text:p>0730</text:p>
          </table:table-cell>
          <table:table-cell table:style-name="ce9" office:value-type="string">
            <text:p>v-1-86</text:p>
          </table:table-cell>
          <table:table-cell table:style-name="ce20" office:value-type="string">
            <text:p>mồ[sweat~1 hôi[smelly. ra[exit khỏi. tôi đổ mồ hôi. / nó chảy. mồ hôi chảy. / bị bẩn. bụi[dust bẩn. quần[clothes~1 áo. công[labor việc[matter. quần áo làm[work~1 việc. / quần áo bị bẩn. nó đã bị bẩn. nó đã bị bẩn rồi. / nó vẫn chưa bị bẩn.</text:p>
          </table:table-cell>
          <table:table-cell table:style-name="ce21" office:value-type="string" table:number-columns-spanned="2" table:number-rows-spanned="1">
            <text:p>汗。出る。汗が出る。/ 流れる。汗が流れる / 汚れる。汚れ。服。衣服。作業。作業着。服が汚れる。汚れた。すでに、汚れた。/ もう、汚れた。まだ、汚れていな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8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1">
            <text:p>191</text:p>
          </table:table-cell>
          <table:table-cell table:style-name="ce3"/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아래 근처의 옹벽에. &lt;2&gt; 크로가 지상에 와서 `뒹굴` 을 시작할 때에는 이미 미케가 `평평 자리` 에 도착했다. &lt;3&gt; 이 번엔 크로는 안아하지 않고, 나는 먼저 걷기 시작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1010"/>
        </table:table-row>
        <table:table-row table:style-name="ro34">
          <table:table-cell table:style-name="ce3" table:formula="of:=ROW()-1" office:value-type="float" office:value="192">
            <text:p>192</text:p>
          </table:table-cell>
          <table:table-cell table:style-name="ce3"/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어제 산 것들 : (1) `くろぼう`(일본어). &lt;2&gt; 과자의 일종. 밀가루에 붇고 가루를 섞어, 반죽한다. &lt;3&gt; 흑설탕도 섞는다. &lt;4&gt; 이 직물을 굽는다.</text:p>
          </table:table-cell>
          <table:covered-table-cell table:number-columns-repeated="2" table:style-name="ce21"/>
          <table:table-cell table:style-name="ce24" office:value-type="string" table:number-columns-spanned="4" table:number-rows-spanned="1">
            <text:p>昨日買ったもの：（1）`くろぼう`（日本）。&lt;2&gt;お菓子の一種。小麦粉に膨れ粉を混ぜて、練る。&lt;3&gt;黒砂糖も混ぜる。&lt;4&gt;この生地を焼く。</text:p>
          </table:table-cell>
          <table:covered-table-cell table:style-name="Default"/>
          <table:covered-table-cell table:style-name="ce23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93">
            <text:p>193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czwartek, dwudziesty dziewiąty lipca, siódmego miesiąca, piąty tydzień. dwutysięczny i dwudziesty pierwszy rok na kalendarzu gregoriańskim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0.12">
            <text:p>0730 <text:s/>1100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4">
            <text:p>194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`dai-kan` na pierwszej dziurze. dźwięk wychodzi dość płynnie[smoothly. (2) jak dla dźwięków `kan` -u. ćwiczyłem te na dziurach od pierwszej do szóstej. (3) te od pierwszej do piątej, dźwięki wychodzili płynnie. &lt;1&gt; głośność tych dźwięków, mogłem je kontrolować. &lt;2&gt; jak kontrolować? kąt[angle powietrza. jak kontrolować go? kształt czubków każdej wargi, górnej i dolnej, ob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0.12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5">
            <text:p>195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6">
            <text:p>196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7">
            <text:p>197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8">
            <text:p>198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99">
            <text:p>19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0">
            <text:p>20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1">
            <text:p>20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2">
            <text:p>20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3">
            <text:p>20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4">
            <text:p>20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30T11:00:22.17">
            <text:p>0730 <text:s/>1100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30T11:00:22.2">
            <text:p>0730 <text:s/>110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30T11:00:27.89">
            <text:p>0730 <text:s/>1100</text:p>
          </table:table-cell>
          <table:table-cell table:style-name="ce7" table:formula="of:=NOW()" office:value-type="date" office:date-value="2021-07-30T11:00:27.89">
            <text:p>0730 <text:s/>110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30T11:00:27.89">
            <text:p>0730 <text:s/>1100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2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2021/07/30</text:date>, <text:time>11:0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30T11:00:24.99</dc:date>
    <dc:creator>iwabuchi ken</dc:creator>
    <meta:editing-duration>P5DT6H53M39S</meta:editing-duration>
    <meta:editing-cycles>816</meta:editing-cycles>
    <meta:generator>OpenOffice/4.1.3$Win32 OpenOffice.org_project/413m1$Build-9783</meta:generator>
    <meta:document-statistic meta:table-count="2" meta:cell-count="1786" meta:object-count="0"/>
  </office:meta>
</office:document-meta>
</file>